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14.403cm" svg:y="28.935cm">
            <draw:object draw:notify-on-update-of-ranges="Feuille1.E65:Feuille1.E142 Feuille1.F64:Feuille1.F64 Feuille1.F65:Feuille1.F1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058cm" svg:y="0cm">
            <draw:object draw:notify-on-update-of-ranges="Feuille1.D5:Feuille1.D12 Feuille1.E4:Feuille1.E4 Feuille1.E5:Feuille1.E12 Feuille1.F4:Feuille1.F4 Feuille1.F5:Feuille1.F12 Feuille1.G4:Feuille1.G4 Feuille1.G5:Feuille1.G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5.984cm" svg:y="10.403cm">
            <draw:object draw:notify-on-update-of-ranges="Feuille1.D31:Feuille1.D38 Feuille1.G30:Feuille1.G30 Feuille1.G31:Feuille1.G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4"/>
          <table:table-cell office:value-type="string" calcext:value-type="string">
            <text:p>Débit physique</text:p>
          </table:table-cell>
          <table:table-cell office:value-type="string" calcext:value-type="string">
            <text:p>Silence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E2]*12/10" office:value-type="float" office:value="14.4" calcext:value-type="float">
            <text:p>14,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aille_données</text:p>
          </table:table-cell>
          <table:table-cell office:value-type="string" calcext:value-type="string">
            <text:p>expérimentale</text:p>
          </table:table-cell>
          <table:table-cell office:value-type="string" calcext:value-type="string">
            <text:p>calcul par tranche</text:p>
          </table:table-cell>
          <table:table-cell office:value-type="string" calcext:value-type="string">
            <text:p>théorique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.19" calcext:value-type="float">
            <text:p>1,19</text:p>
          </table:table-cell>
          <table:table-cell table:formula="of:=[.E2]*([.D5]/(54+[.$F$2]+18))" office:value-type="float" office:value="1.38888888888889" calcext:value-type="float">
            <text:p>1,38888888888889</text:p>
          </table:table-cell>
          <table:table-cell table:formula="of:=[.$E$2]*[.D5]/([.D5]+((54+[.$F$2])*(QUOTIENT([.D5]-1;1472)+1)))" office:value-type="float" office:value="1.53061224489796" calcext:value-type="float">
            <text:p>1,53061224489796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.931" calcext:value-type="float">
            <text:p>1,931</text:p>
          </table:table-cell>
          <table:table-cell table:formula="of:=[.$E$2]*[.D6]/([.D6]+((54+[.$F$2])*(QUOTIENT([.D6]-1;1472)+1)))" office:value-type="float" office:value="2.71493212669683" calcext:value-type="float">
            <text:p>2,71493212669683</text:p>
          </table:table-cell>
          <table:table-cell table:formula="of:=[.$E$2]*[.D6]/([.D6]+((54+[.$F$2])*(QUOTIENT([.D6]-1;1472)+1)))" office:value-type="float" office:value="2.71493212669683" calcext:value-type="float">
            <text:p>2,71493212669683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6.078" calcext:value-type="float">
            <text:p>6,078</text:p>
          </table:table-cell>
          <table:table-cell table:formula="of:=[.$E$2]*[.D7]/([.D7]+((54+[.$F$2])*(QUOTIENT([.D7]-1;1472)+1)))" office:value-type="float" office:value="7.12589073634204" calcext:value-type="float">
            <text:p>7,12589073634204</text:p>
          </table:table-cell>
          <table:table-cell table:formula="of:=[.$E$2]*[.D7]/([.D7]+((54+[.$F$2])*(QUOTIENT([.D7]-1;1472)+1)))" office:value-type="float" office:value="7.12589073634204" calcext:value-type="float">
            <text:p>7,12589073634204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1.026" calcext:value-type="float">
            <text:p>11,026</text:p>
          </table:table-cell>
          <table:table-cell table:formula="of:=[.$E$2]*[.D8]/([.D8]+((54+[.$F$2])*(QUOTIENT([.D8]-1;1472)+1)))" office:value-type="float" office:value="11.2317484088356" calcext:value-type="float">
            <text:p>11,2317484088356</text:p>
          </table:table-cell>
          <table:table-cell table:formula="of:=[.$E$2]*[.D8]/([.D8]+((54+[.$F$2])*(QUOTIENT([.D8]-1;1472)+1)))" office:value-type="float" office:value="11.2317484088356" calcext:value-type="float">
            <text:p>11,2317484088356</text:p>
          </table:table-cell>
        </table:table-row>
        <table:table-row table:style-name="ro1">
          <table:table-cell table:number-columns-repeated="3"/>
          <table:table-cell office:value-type="float" office:value="1472" calcext:value-type="float">
            <text:p>1472</text:p>
          </table:table-cell>
          <table:table-cell office:value-type="float" office:value="11.691" calcext:value-type="float">
            <text:p>11,691</text:p>
          </table:table-cell>
          <table:table-cell table:formula="of:=[.$E$2]*[.D9]/([.D9]+((54+[.$F$2])*(QUOTIENT([.D9]-1;1472)+1)))" office:value-type="float" office:value="11.4671513892495" calcext:value-type="float">
            <text:p>11,4671513892495</text:p>
          </table:table-cell>
          <table:table-cell table:formula="of:=[.$E$2]*[.D9]/([.D9]+((54+[.$F$2])*(QUOTIENT([.D9]-1;1472)+1)))" office:value-type="float" office:value="11.4671513892495" calcext:value-type="float">
            <text:p>11,4671513892495</text:p>
          </table:table-cell>
        </table:table-row>
        <table:table-row table:style-name="ro1">
          <table:table-cell table:number-columns-repeated="3"/>
          <table:table-cell office:value-type="float" office:value="1473" calcext:value-type="float">
            <text:p>1473</text:p>
          </table:table-cell>
          <table:table-cell office:value-type="float" office:value="10.286" calcext:value-type="float">
            <text:p>10,286</text:p>
          </table:table-cell>
          <table:table-cell table:formula="of:=[.$E$2]*([.D10]/(72 + 2 *[.$F$2] + 1526))" office:value-type="float" office:value="10.8655028276371" calcext:value-type="float">
            <text:p>10,8655028276371</text:p>
          </table:table-cell>
          <table:table-cell table:formula="of:=[.$E$2]*[.D10]/([.D10]+((54+[.$F$2])*(QUOTIENT([.D10]-1;1472)+1)))" office:value-type="float" office:value="10.9802459932911" calcext:value-type="float">
            <text:p>10,9802459932911</text:p>
          </table:table-cell>
        </table:table-row>
        <table:table-row table:style-name="ro1">
          <table:table-cell table:number-columns-repeated="3"/>
          <table:table-cell office:value-type="float" office:value="2800" calcext:value-type="float">
            <text:p>2800</text:p>
          </table:table-cell>
          <table:table-cell office:value-type="float" office:value="11.61" calcext:value-type="float">
            <text:p>11,61</text:p>
          </table:table-cell>
          <table:table-cell table:formula="of:=[.$E$2]*[.D11]/([.D11]+((54+[.$F$2])*(QUOTIENT([.D11]-1;1472)+1)))" office:value-type="float" office:value="11.4410242440752" calcext:value-type="float">
            <text:p>11,4410242440752</text:p>
          </table:table-cell>
          <table:table-cell table:formula="of:=[.$E$2]*[.D11]/([.D11]+((54+[.$F$2])*(QUOTIENT([.D11]-1;1472)+1)))" office:value-type="float" office:value="11.4410242440752" calcext:value-type="float">
            <text:p>11,4410242440752</text:p>
          </table:table-cell>
        </table:table-row>
        <table:table-row table:style-name="ro1"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10.68" calcext:value-type="float">
            <text:p>10,68</text:p>
          </table:table-cell>
          <table:table-cell table:formula="of:=[.$E$2]*[.D12]/([.D12]+((54+[.$F$2])*(QUOTIENT([.D12]-1;1472)+1)))" office:value-type="float" office:value="11.2317484088356" calcext:value-type="float">
            <text:p>11,2317484088356</text:p>
          </table:table-cell>
          <table:table-cell table:formula="of:=[.$E$2]*[.D12]/([.D12]+((54+[.$F$2])*(QUOTIENT([.D12]-1;1472)+1)))" office:value-type="float" office:value="11.2317484088356" calcext:value-type="float">
            <text:p>11,2317484088356</text:p>
          </table:table-cell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prop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5/(0.81*3*POWER(10;8))" office:value-type="float" office:value="0.0000000205761316872428" calcext:value-type="float">
            <text:p>2,05761316872428E-0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aille_données</text:p>
          </table:table-cell>
          <table:table-cell office:value-type="string" calcext:value-type="string">
            <text:p>expérimentale</text:p>
          </table:table-cell>
          <table:table-cell office:value-type="string" calcext:value-type="string">
            <text:p>Temis</text:p>
          </table:table-cell>
          <table:table-cell office:value-type="string" calcext:value-type="string">
            <text:p>efficacité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.19" calcext:value-type="float">
            <text:p>1,19</text:p>
          </table:table-cell>
          <table:table-cell table:formula="of:= [.D31] / (([.E31]/8)* 1000000)" office:value-type="float" office:value="0.0000672268907563025" calcext:value-type="float">
            <text:p>6,72268907563025E-05</text:p>
          </table:table-cell>
          <table:table-cell table:formula="of:=1/(1+(5.4*[.$E$28]/[.F31]))" office:value-type="float" office:value="0.998349949389204" calcext:value-type="float">
            <text:p>0,99834994938920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.931" calcext:value-type="float">
            <text:p>1,931</text:p>
          </table:table-cell>
          <table:table-cell table:formula="of:= [.D32] / (([.E32]/8)* 1000000)" office:value-type="float" office:value="0.0000828586224754013" calcext:value-type="float">
            <text:p>8,28586224754013E-05</text:p>
          </table:table-cell>
          <table:table-cell table:formula="of:=1/(1+(5.4*[.$E$28]/[.F32]))" office:value-type="float" office:value="0.998660823576163" calcext:value-type="float">
            <text:p>0,998660823576163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6.078" calcext:value-type="float">
            <text:p>6,078</text:p>
          </table:table-cell>
          <table:table-cell table:formula="of:= [.D33] / (([.E33]/8)* 1000000)" office:value-type="float" office:value="0.000131622244159263" calcext:value-type="float">
            <text:p>0,000131622244159</text:p>
          </table:table-cell>
          <table:table-cell table:formula="of:=1/(1+(5.4*[.$E$28]/[.F33]))" office:value-type="float" office:value="0.999156545349634" calcext:value-type="float">
            <text:p>0,999156545349634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1.026" calcext:value-type="float">
            <text:p>11,026</text:p>
          </table:table-cell>
          <table:table-cell table:formula="of:= [.D34] / (([.E34]/8)* 1000000)" office:value-type="float" office:value="0.000725557772537638" calcext:value-type="float">
            <text:p>0,000725557772538</text:p>
          </table:table-cell>
          <table:table-cell table:formula="of:=1/(1+(5.4*[.$E$28]/[.F34]))" office:value-type="float" office:value="0.99984688455904" calcext:value-type="float">
            <text:p>0,99984688455904</text:p>
          </table:table-cell>
        </table:table-row>
        <table:table-row table:style-name="ro1">
          <table:table-cell table:number-columns-repeated="3"/>
          <table:table-cell office:value-type="float" office:value="1472" calcext:value-type="float">
            <text:p>1472</text:p>
          </table:table-cell>
          <table:table-cell office:value-type="float" office:value="11.691" calcext:value-type="float">
            <text:p>11,691</text:p>
          </table:table-cell>
          <table:table-cell table:formula="of:= [.D35] / (([.E35]/8)* 1000000)" office:value-type="float" office:value="0.00100727054999572" calcext:value-type="float">
            <text:p>0,001007270549996</text:p>
          </table:table-cell>
          <table:table-cell table:formula="of:=1/(1+(5.4*[.$E$28]/[.F35]))" office:value-type="float" office:value="0.999889703063495" calcext:value-type="float">
            <text:p>0,999889703063495</text:p>
          </table:table-cell>
        </table:table-row>
        <table:table-row table:style-name="ro1">
          <table:table-cell table:number-columns-repeated="3"/>
          <table:table-cell office:value-type="float" office:value="1473" calcext:value-type="float">
            <text:p>1473</text:p>
          </table:table-cell>
          <table:table-cell office:value-type="float" office:value="10.286" calcext:value-type="float">
            <text:p>10,286</text:p>
          </table:table-cell>
          <table:table-cell table:formula="of:= [.D36] / (([.E36]/8)* 1000000)" office:value-type="float" office:value="0.00114563484347657" calcext:value-type="float">
            <text:p>0,001145634843477</text:p>
          </table:table-cell>
          <table:table-cell table:formula="of:=1/(1+(5.4*[.$E$28]/[.F36]))" office:value-type="float" office:value="0.999903022907769" calcext:value-type="float">
            <text:p>0,999903022907769</text:p>
          </table:table-cell>
        </table:table-row>
        <table:table-row table:style-name="ro1">
          <table:table-cell table:number-columns-repeated="3"/>
          <table:table-cell office:value-type="float" office:value="2800" calcext:value-type="float">
            <text:p>2800</text:p>
          </table:table-cell>
          <table:table-cell office:value-type="float" office:value="11.61" calcext:value-type="float">
            <text:p>11,61</text:p>
          </table:table-cell>
          <table:table-cell table:formula="of:= [.D37] / (([.E37]/8)* 1000000)" office:value-type="float" office:value="0.00192937123169681" calcext:value-type="float">
            <text:p>0,001929371231697</text:p>
          </table:table-cell>
          <table:table-cell table:formula="of:=1/(1+(5.4*[.$E$28]/[.F37]))" office:value-type="float" office:value="0.999942414030621" calcext:value-type="float">
            <text:p>0,999942414030621</text:p>
          </table:table-cell>
        </table:table-row>
        <table:table-row table:style-name="ro1"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10.68" calcext:value-type="float">
            <text:p>10,68</text:p>
          </table:table-cell>
          <table:table-cell table:formula="of:= [.D38] / (([.E38]/8)* 1000000)" office:value-type="float" office:value="0.00224719101123596" calcext:value-type="float">
            <text:p>0,002247191011236</text:p>
          </table:table-cell>
          <table:table-cell table:formula="of:=1/(1+(5.4*[.$E$28]/[.F38]))" office:value-type="float" office:value="0.999950558000188" calcext:value-type="float">
            <text:p>0,999950558000188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aille_données</text:p>
          </table:table-cell>
          <table:table-cell office:value-type="string" calcext:value-type="string">
            <text:p>Debit théorique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$E$2]*[.E65]/([.E65]+(66*(QUOTIENT([.E65]-1;1472)+1)))" office:value-type="float" office:value="1.57894736842105" calcext:value-type="float">
            <text:p>1,57894736842105</text:p>
          </table:table-cell>
          <table:table-cell/>
        </table:table-row>
        <table:table-row table:style-name="ro1">
          <table:table-cell table:number-columns-repeated="4"/>
          <table:table-cell table:formula="of:=[.E65]+40" office:value-type="float" office:value="50" calcext:value-type="float">
            <text:p>50</text:p>
          </table:table-cell>
          <table:table-cell table:formula="of:=[.$E$2]*[.E66]/([.E66]+(66*(QUOTIENT([.E66]-1;1472)+1)))" office:value-type="float" office:value="5.17241379310345" calcext:value-type="float">
            <text:p>5,17241379310345</text:p>
          </table:table-cell>
          <table:table-cell/>
        </table:table-row>
        <table:table-row table:style-name="ro1">
          <table:table-cell table:number-columns-repeated="4"/>
          <table:table-cell table:formula="of:=[.E66]+40" office:value-type="float" office:value="90" calcext:value-type="float">
            <text:p>90</text:p>
          </table:table-cell>
          <table:table-cell table:formula="of:=[.$E$2]*[.E67]/([.E67]+(66*(QUOTIENT([.E67]-1;1472)+1)))" office:value-type="float" office:value="6.92307692307692" calcext:value-type="float">
            <text:p>6,92307692307692</text:p>
          </table:table-cell>
          <table:table-cell/>
        </table:table-row>
        <table:table-row table:style-name="ro1">
          <table:table-cell table:number-columns-repeated="4"/>
          <table:table-cell table:formula="of:=[.E67]+40" office:value-type="float" office:value="130" calcext:value-type="float">
            <text:p>130</text:p>
          </table:table-cell>
          <table:table-cell table:formula="of:=[.$E$2]*[.E68]/([.E68]+(66*(QUOTIENT([.E68]-1;1472)+1)))" office:value-type="float" office:value="7.95918367346939" calcext:value-type="float">
            <text:p>7,95918367346939</text:p>
          </table:table-cell>
          <table:table-cell/>
        </table:table-row>
        <table:table-row table:style-name="ro1">
          <table:table-cell table:number-columns-repeated="4"/>
          <table:table-cell table:formula="of:=[.E68]+40" office:value-type="float" office:value="170" calcext:value-type="float">
            <text:p>170</text:p>
          </table:table-cell>
          <table:table-cell table:formula="of:=[.$E$2]*[.E69]/([.E69]+(66*(QUOTIENT([.E69]-1;1472)+1)))" office:value-type="float" office:value="8.64406779661017" calcext:value-type="float">
            <text:p>8,64406779661017</text:p>
          </table:table-cell>
          <table:table-cell/>
        </table:table-row>
        <table:table-row table:style-name="ro1">
          <table:table-cell table:number-columns-repeated="4"/>
          <table:table-cell table:formula="of:=[.E69]+40" office:value-type="float" office:value="210" calcext:value-type="float">
            <text:p>210</text:p>
          </table:table-cell>
          <table:table-cell table:formula="of:=[.$E$2]*[.E70]/([.E70]+(66*(QUOTIENT([.E70]-1;1472)+1)))" office:value-type="float" office:value="9.1304347826087" calcext:value-type="float">
            <text:p>9,1304347826087</text:p>
          </table:table-cell>
          <table:table-cell/>
        </table:table-row>
        <table:table-row table:style-name="ro1">
          <table:table-cell table:number-columns-repeated="4"/>
          <table:table-cell table:formula="of:=[.E70]+40" office:value-type="float" office:value="250" calcext:value-type="float">
            <text:p>250</text:p>
          </table:table-cell>
          <table:table-cell table:formula="of:=[.$E$2]*[.E71]/([.E71]+(66*(QUOTIENT([.E71]-1;1472)+1)))" office:value-type="float" office:value="9.49367088607595" calcext:value-type="float">
            <text:p>9,49367088607595</text:p>
          </table:table-cell>
          <table:table-cell/>
        </table:table-row>
        <table:table-row table:style-name="ro1">
          <table:table-cell table:number-columns-repeated="4"/>
          <table:table-cell table:formula="of:=[.E71]+40" office:value-type="float" office:value="290" calcext:value-type="float">
            <text:p>290</text:p>
          </table:table-cell>
          <table:table-cell table:formula="of:=[.$E$2]*[.E72]/([.E72]+(66*(QUOTIENT([.E72]-1;1472)+1)))" office:value-type="float" office:value="9.77528089887641" calcext:value-type="float">
            <text:p>9,77528089887641</text:p>
          </table:table-cell>
          <table:table-cell/>
        </table:table-row>
        <table:table-row table:style-name="ro1">
          <table:table-cell table:number-columns-repeated="4"/>
          <table:table-cell table:formula="of:=[.E72]+40" office:value-type="float" office:value="330" calcext:value-type="float">
            <text:p>330</text:p>
          </table:table-cell>
          <table:table-cell table:formula="of:=[.$E$2]*[.E73]/([.E73]+(66*(QUOTIENT([.E73]-1;1472)+1)))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table:formula="of:=[.E73]+40" office:value-type="float" office:value="370" calcext:value-type="float">
            <text:p>370</text:p>
          </table:table-cell>
          <table:table-cell table:formula="of:=[.$E$2]*[.E74]/([.E74]+(66*(QUOTIENT([.E74]-1;1472)+1)))" office:value-type="float" office:value="10.1834862385321" calcext:value-type="float">
            <text:p>10,1834862385321</text:p>
          </table:table-cell>
          <table:table-cell/>
        </table:table-row>
        <table:table-row table:style-name="ro1">
          <table:table-cell table:number-columns-repeated="4"/>
          <table:table-cell table:formula="of:=[.E74]+40" office:value-type="float" office:value="410" calcext:value-type="float">
            <text:p>410</text:p>
          </table:table-cell>
          <table:table-cell table:formula="of:=[.$E$2]*[.E75]/([.E75]+(66*(QUOTIENT([.E75]-1;1472)+1)))" office:value-type="float" office:value="10.3361344537815" calcext:value-type="float">
            <text:p>10,3361344537815</text:p>
          </table:table-cell>
          <table:table-cell/>
        </table:table-row>
        <table:table-row table:style-name="ro1">
          <table:table-cell table:number-columns-repeated="4"/>
          <table:table-cell table:formula="of:=[.E75]+40" office:value-type="float" office:value="450" calcext:value-type="float">
            <text:p>450</text:p>
          </table:table-cell>
          <table:table-cell table:formula="of:=[.$E$2]*[.E76]/([.E76]+(66*(QUOTIENT([.E76]-1;1472)+1)))" office:value-type="float" office:value="10.4651162790698" calcext:value-type="float">
            <text:p>10,4651162790698</text:p>
          </table:table-cell>
          <table:table-cell/>
        </table:table-row>
        <table:table-row table:style-name="ro1">
          <table:table-cell table:number-columns-repeated="4"/>
          <table:table-cell table:formula="of:=[.E76]+40" office:value-type="float" office:value="490" calcext:value-type="float">
            <text:p>490</text:p>
          </table:table-cell>
          <table:table-cell table:formula="of:=[.$E$2]*[.E77]/([.E77]+(66*(QUOTIENT([.E77]-1;1472)+1)))" office:value-type="float" office:value="10.5755395683453" calcext:value-type="float">
            <text:p>10,5755395683453</text:p>
          </table:table-cell>
          <table:table-cell/>
        </table:table-row>
        <table:table-row table:style-name="ro1">
          <table:table-cell table:number-columns-repeated="4"/>
          <table:table-cell table:formula="of:=[.E77]+40" office:value-type="float" office:value="530" calcext:value-type="float">
            <text:p>530</text:p>
          </table:table-cell>
          <table:table-cell table:formula="of:=[.$E$2]*[.E78]/([.E78]+(66*(QUOTIENT([.E78]-1;1472)+1)))" office:value-type="float" office:value="10.6711409395973" calcext:value-type="float">
            <text:p>10,6711409395973</text:p>
          </table:table-cell>
          <table:table-cell/>
        </table:table-row>
        <table:table-row table:style-name="ro1">
          <table:table-cell table:number-columns-repeated="4"/>
          <table:table-cell table:formula="of:=[.E78]+40" office:value-type="float" office:value="570" calcext:value-type="float">
            <text:p>570</text:p>
          </table:table-cell>
          <table:table-cell table:formula="of:=[.$E$2]*[.E79]/([.E79]+(66*(QUOTIENT([.E79]-1;1472)+1)))" office:value-type="float" office:value="10.7547169811321" calcext:value-type="float">
            <text:p>10,7547169811321</text:p>
          </table:table-cell>
          <table:table-cell/>
        </table:table-row>
        <table:table-row table:style-name="ro1">
          <table:table-cell table:number-columns-repeated="4"/>
          <table:table-cell table:formula="of:=[.E79]+40" office:value-type="float" office:value="610" calcext:value-type="float">
            <text:p>610</text:p>
          </table:table-cell>
          <table:table-cell table:formula="of:=[.$E$2]*[.E80]/([.E80]+(66*(QUOTIENT([.E80]-1;1472)+1)))" office:value-type="float" office:value="10.8284023668639" calcext:value-type="float">
            <text:p>10,8284023668639</text:p>
          </table:table-cell>
          <table:table-cell/>
        </table:table-row>
        <table:table-row table:style-name="ro1">
          <table:table-cell table:number-columns-repeated="4"/>
          <table:table-cell table:formula="of:=[.E80]+40" office:value-type="float" office:value="650" calcext:value-type="float">
            <text:p>650</text:p>
          </table:table-cell>
          <table:table-cell table:formula="of:=[.$E$2]*[.E81]/([.E81]+(66*(QUOTIENT([.E81]-1;1472)+1)))" office:value-type="float" office:value="10.8938547486034" calcext:value-type="float">
            <text:p>10,8938547486034</text:p>
          </table:table-cell>
          <table:table-cell/>
        </table:table-row>
        <table:table-row table:style-name="ro1">
          <table:table-cell table:number-columns-repeated="4"/>
          <table:table-cell table:formula="of:=[.E81]+40" office:value-type="float" office:value="690" calcext:value-type="float">
            <text:p>690</text:p>
          </table:table-cell>
          <table:table-cell table:formula="of:=[.$E$2]*[.E82]/([.E82]+(66*(QUOTIENT([.E82]-1;1472)+1)))" office:value-type="float" office:value="10.952380952381" calcext:value-type="float">
            <text:p>10,952380952381</text:p>
          </table:table-cell>
          <table:table-cell/>
        </table:table-row>
        <table:table-row table:style-name="ro1">
          <table:table-cell table:number-columns-repeated="4"/>
          <table:table-cell table:formula="of:=[.E82]+40" office:value-type="float" office:value="730" calcext:value-type="float">
            <text:p>730</text:p>
          </table:table-cell>
          <table:table-cell table:formula="of:=[.$E$2]*[.E83]/([.E83]+(66*(QUOTIENT([.E83]-1;1472)+1)))" office:value-type="float" office:value="11.0050251256281" calcext:value-type="float">
            <text:p>11,0050251256281</text:p>
          </table:table-cell>
          <table:table-cell/>
        </table:table-row>
        <table:table-row table:style-name="ro1">
          <table:table-cell table:number-columns-repeated="4"/>
          <table:table-cell table:formula="of:=[.E83]+40" office:value-type="float" office:value="770" calcext:value-type="float">
            <text:p>770</text:p>
          </table:table-cell>
          <table:table-cell table:formula="of:=[.$E$2]*[.E84]/([.E84]+(66*(QUOTIENT([.E84]-1;1472)+1)))" office:value-type="float" office:value="11.0526315789474" calcext:value-type="float">
            <text:p>11,0526315789474</text:p>
          </table:table-cell>
          <table:table-cell/>
        </table:table-row>
        <table:table-row table:style-name="ro1">
          <table:table-cell table:number-columns-repeated="4"/>
          <table:table-cell table:formula="of:=[.E84]+40" office:value-type="float" office:value="810" calcext:value-type="float">
            <text:p>810</text:p>
          </table:table-cell>
          <table:table-cell table:formula="of:=[.$E$2]*[.E85]/([.E85]+(66*(QUOTIENT([.E85]-1;1472)+1)))" office:value-type="float" office:value="11.0958904109589" calcext:value-type="float">
            <text:p>11,0958904109589</text:p>
          </table:table-cell>
          <table:table-cell/>
        </table:table-row>
        <table:table-row table:style-name="ro1">
          <table:table-cell table:number-columns-repeated="4"/>
          <table:table-cell table:formula="of:=[.E85]+40" office:value-type="float" office:value="850" calcext:value-type="float">
            <text:p>850</text:p>
          </table:table-cell>
          <table:table-cell table:formula="of:=[.$E$2]*[.E86]/([.E86]+(66*(QUOTIENT([.E86]-1;1472)+1)))" office:value-type="float" office:value="11.1353711790393" calcext:value-type="float">
            <text:p>11,1353711790393</text:p>
          </table:table-cell>
          <table:table-cell/>
        </table:table-row>
        <table:table-row table:style-name="ro1">
          <table:table-cell table:number-columns-repeated="4"/>
          <table:table-cell table:formula="of:=[.E86]+40" office:value-type="float" office:value="890" calcext:value-type="float">
            <text:p>890</text:p>
          </table:table-cell>
          <table:table-cell table:formula="of:=[.$E$2]*[.E87]/([.E87]+(66*(QUOTIENT([.E87]-1;1472)+1)))" office:value-type="float" office:value="11.1715481171548" calcext:value-type="float">
            <text:p>11,1715481171548</text:p>
          </table:table-cell>
          <table:table-cell/>
        </table:table-row>
        <table:table-row table:style-name="ro1">
          <table:table-cell table:number-columns-repeated="4"/>
          <table:table-cell table:formula="of:=[.E87]+40" office:value-type="float" office:value="930" calcext:value-type="float">
            <text:p>930</text:p>
          </table:table-cell>
          <table:table-cell table:formula="of:=[.$E$2]*[.E88]/([.E88]+(66*(QUOTIENT([.E88]-1;1472)+1)))" office:value-type="float" office:value="11.2048192771084" calcext:value-type="float">
            <text:p>11,2048192771084</text:p>
          </table:table-cell>
          <table:table-cell/>
        </table:table-row>
        <table:table-row table:style-name="ro1">
          <table:table-cell table:number-columns-repeated="4"/>
          <table:table-cell table:formula="of:=[.E88]+40" office:value-type="float" office:value="970" calcext:value-type="float">
            <text:p>970</text:p>
          </table:table-cell>
          <table:table-cell table:formula="of:=[.$E$2]*[.E89]/([.E89]+(66*(QUOTIENT([.E89]-1;1472)+1)))" office:value-type="float" office:value="11.2355212355212" calcext:value-type="float">
            <text:p>11,2355212355212</text:p>
          </table:table-cell>
          <table:table-cell/>
        </table:table-row>
        <table:table-row table:style-name="ro1">
          <table:table-cell table:number-columns-repeated="4"/>
          <table:table-cell table:formula="of:=[.E89]+40" office:value-type="float" office:value="1010" calcext:value-type="float">
            <text:p>1010</text:p>
          </table:table-cell>
          <table:table-cell table:formula="of:=[.$E$2]*[.E90]/([.E90]+(66*(QUOTIENT([.E90]-1;1472)+1)))" office:value-type="float" office:value="11.2639405204461" calcext:value-type="float">
            <text:p>11,2639405204461</text:p>
          </table:table-cell>
          <table:table-cell/>
        </table:table-row>
        <table:table-row table:style-name="ro1">
          <table:table-cell table:number-columns-repeated="4"/>
          <table:table-cell table:formula="of:=[.E90]+40" office:value-type="float" office:value="1050" calcext:value-type="float">
            <text:p>1050</text:p>
          </table:table-cell>
          <table:table-cell table:formula="of:=[.$E$2]*[.E91]/([.E91]+(66*(QUOTIENT([.E91]-1;1472)+1)))" office:value-type="float" office:value="11.2903225806452" calcext:value-type="float">
            <text:p>11,2903225806452</text:p>
          </table:table-cell>
          <table:table-cell/>
        </table:table-row>
        <table:table-row table:style-name="ro1">
          <table:table-cell table:number-columns-repeated="4"/>
          <table:table-cell table:formula="of:=[.E91]+40" office:value-type="float" office:value="1090" calcext:value-type="float">
            <text:p>1090</text:p>
          </table:table-cell>
          <table:table-cell table:formula="of:=[.$E$2]*[.E92]/([.E92]+(66*(QUOTIENT([.E92]-1;1472)+1)))" office:value-type="float" office:value="11.3148788927336" calcext:value-type="float">
            <text:p>11,3148788927336</text:p>
          </table:table-cell>
          <table:table-cell/>
        </table:table-row>
        <table:table-row table:style-name="ro1">
          <table:table-cell table:number-columns-repeated="4"/>
          <table:table-cell table:formula="of:=[.E92]+40" office:value-type="float" office:value="1130" calcext:value-type="float">
            <text:p>1130</text:p>
          </table:table-cell>
          <table:table-cell table:formula="of:=[.$E$2]*[.E93]/([.E93]+(66*(QUOTIENT([.E93]-1;1472)+1)))" office:value-type="float" office:value="11.3377926421405" calcext:value-type="float">
            <text:p>11,3377926421405</text:p>
          </table:table-cell>
          <table:table-cell/>
        </table:table-row>
        <table:table-row table:style-name="ro1">
          <table:table-cell table:number-columns-repeated="4"/>
          <table:table-cell table:formula="of:=[.E93]+40" office:value-type="float" office:value="1170" calcext:value-type="float">
            <text:p>1170</text:p>
          </table:table-cell>
          <table:table-cell table:formula="of:=[.$E$2]*[.E94]/([.E94]+(66*(QUOTIENT([.E94]-1;1472)+1)))" office:value-type="float" office:value="11.3592233009709" calcext:value-type="float">
            <text:p>11,3592233009709</text:p>
          </table:table-cell>
          <table:table-cell/>
        </table:table-row>
        <table:table-row table:style-name="ro1">
          <table:table-cell table:number-columns-repeated="4"/>
          <table:table-cell table:formula="of:=[.E94]+40" office:value-type="float" office:value="1210" calcext:value-type="float">
            <text:p>1210</text:p>
          </table:table-cell>
          <table:table-cell table:formula="of:=[.$E$2]*[.E95]/([.E95]+(66*(QUOTIENT([.E95]-1;1472)+1)))" office:value-type="float" office:value="11.3793103448276" calcext:value-type="float">
            <text:p>11,3793103448276</text:p>
          </table:table-cell>
          <table:table-cell/>
        </table:table-row>
        <table:table-row table:style-name="ro1">
          <table:table-cell table:number-columns-repeated="4"/>
          <table:table-cell table:formula="of:=[.E95]+40" office:value-type="float" office:value="1250" calcext:value-type="float">
            <text:p>1250</text:p>
          </table:table-cell>
          <table:table-cell table:formula="of:=[.$E$2]*[.E96]/([.E96]+(66*(QUOTIENT([.E96]-1;1472)+1)))" office:value-type="float" office:value="11.3981762917933" calcext:value-type="float">
            <text:p>11,3981762917933</text:p>
          </table:table-cell>
          <table:table-cell/>
        </table:table-row>
        <table:table-row table:style-name="ro1">
          <table:table-cell table:number-columns-repeated="4"/>
          <table:table-cell table:formula="of:=[.E96]+40" office:value-type="float" office:value="1290" calcext:value-type="float">
            <text:p>1290</text:p>
          </table:table-cell>
          <table:table-cell table:formula="of:=[.$E$2]*[.E97]/([.E97]+(66*(QUOTIENT([.E97]-1;1472)+1)))" office:value-type="float" office:value="11.4159292035398" calcext:value-type="float">
            <text:p>11,4159292035398</text:p>
          </table:table-cell>
          <table:table-cell/>
        </table:table-row>
        <table:table-row table:style-name="ro1">
          <table:table-cell table:number-columns-repeated="4"/>
          <table:table-cell table:formula="of:=[.E97]+40" office:value-type="float" office:value="1330" calcext:value-type="float">
            <text:p>1330</text:p>
          </table:table-cell>
          <table:table-cell table:formula="of:=[.$E$2]*[.E98]/([.E98]+(66*(QUOTIENT([.E98]-1;1472)+1)))" office:value-type="float" office:value="11.432664756447" calcext:value-type="float">
            <text:p>11,432664756447</text:p>
          </table:table-cell>
          <table:table-cell/>
        </table:table-row>
        <table:table-row table:style-name="ro1">
          <table:table-cell table:number-columns-repeated="4"/>
          <table:table-cell table:formula="of:=[.E98]+40" office:value-type="float" office:value="1370" calcext:value-type="float">
            <text:p>1370</text:p>
          </table:table-cell>
          <table:table-cell table:formula="of:=[.$E$2]*[.E99]/([.E99]+(66*(QUOTIENT([.E99]-1;1472)+1)))" office:value-type="float" office:value="11.4484679665738" calcext:value-type="float">
            <text:p>11,4484679665738</text:p>
          </table:table-cell>
          <table:table-cell/>
        </table:table-row>
        <table:table-row table:style-name="ro1">
          <table:table-cell table:number-columns-repeated="4"/>
          <table:table-cell table:formula="of:=[.E99]+40" office:value-type="float" office:value="1410" calcext:value-type="float">
            <text:p>1410</text:p>
          </table:table-cell>
          <table:table-cell table:formula="of:=[.$E$2]*[.E100]/([.E100]+(66*(QUOTIENT([.E100]-1;1472)+1)))" office:value-type="float" office:value="11.4634146341463" calcext:value-type="float">
            <text:p>11,4634146341463</text:p>
          </table:table-cell>
          <table:table-cell/>
        </table:table-row>
        <table:table-row table:style-name="ro1">
          <table:table-cell table:number-columns-repeated="4"/>
          <table:table-cell table:formula="of:=[.E100]+40" office:value-type="float" office:value="1450" calcext:value-type="float">
            <text:p>1450</text:p>
          </table:table-cell>
          <table:table-cell table:formula="of:=[.$E$2]*[.E101]/([.E101]+(66*(QUOTIENT([.E101]-1;1472)+1)))" office:value-type="float" office:value="11.4775725593668" calcext:value-type="float">
            <text:p>11,4775725593668</text:p>
          </table:table-cell>
          <table:table-cell/>
        </table:table-row>
        <table:table-row table:style-name="ro1">
          <table:table-cell table:number-columns-repeated="4"/>
          <table:table-cell table:formula="of:=[.E101]+40" office:value-type="float" office:value="1490" calcext:value-type="float">
            <text:p>1490</text:p>
          </table:table-cell>
          <table:table-cell table:formula="of:=[.$E$2]*[.E102]/([.E102]+(66*(QUOTIENT([.E102]-1;1472)+1)))" office:value-type="float" office:value="11.0234278668311" calcext:value-type="float">
            <text:p>11,0234278668311</text:p>
          </table:table-cell>
          <table:table-cell/>
        </table:table-row>
        <table:table-row table:style-name="ro1">
          <table:table-cell table:number-columns-repeated="4"/>
          <table:table-cell table:formula="of:=[.E102]+40" office:value-type="float" office:value="1530" calcext:value-type="float">
            <text:p>1530</text:p>
          </table:table-cell>
          <table:table-cell table:formula="of:=[.$E$2]*[.E103]/([.E103]+(66*(QUOTIENT([.E103]-1;1472)+1)))" office:value-type="float" office:value="11.0469314079422" calcext:value-type="float">
            <text:p>11,0469314079422</text:p>
          </table:table-cell>
          <table:table-cell/>
        </table:table-row>
        <table:table-row table:style-name="ro1">
          <table:table-cell table:number-columns-repeated="4"/>
          <table:table-cell table:formula="of:=[.E103]+40" office:value-type="float" office:value="1570" calcext:value-type="float">
            <text:p>1570</text:p>
          </table:table-cell>
          <table:table-cell table:formula="of:=[.$E$2]*[.E104]/([.E104]+(66*(QUOTIENT([.E104]-1;1472)+1)))" office:value-type="float" office:value="11.069330199765" calcext:value-type="float">
            <text:p>11,069330199765</text:p>
          </table:table-cell>
          <table:table-cell/>
        </table:table-row>
        <table:table-row table:style-name="ro1">
          <table:table-cell table:number-columns-repeated="4"/>
          <table:table-cell table:formula="of:=[.E104]+40" office:value-type="float" office:value="1610" calcext:value-type="float">
            <text:p>1610</text:p>
          </table:table-cell>
          <table:table-cell table:formula="of:=[.$E$2]*[.E105]/([.E105]+(66*(QUOTIENT([.E105]-1;1472)+1)))" office:value-type="float" office:value="11.0907003444317" calcext:value-type="float">
            <text:p>11,0907003444317</text:p>
          </table:table-cell>
          <table:table-cell/>
        </table:table-row>
        <table:table-row table:style-name="ro1">
          <table:table-cell table:number-columns-repeated="4"/>
          <table:table-cell table:formula="of:=[.E105]+40" office:value-type="float" office:value="1650" calcext:value-type="float">
            <text:p>1650</text:p>
          </table:table-cell>
          <table:table-cell table:formula="of:=[.$E$2]*[.E106]/([.E106]+(66*(QUOTIENT([.E106]-1;1472)+1)))" office:value-type="float" office:value="11.1111111111111" calcext:value-type="float">
            <text:p>11,1111111111111</text:p>
          </table:table-cell>
          <table:table-cell/>
        </table:table-row>
        <table:table-row table:style-name="ro1">
          <table:table-cell table:number-columns-repeated="4"/>
          <table:table-cell table:formula="of:=[.E106]+40" office:value-type="float" office:value="1690" calcext:value-type="float">
            <text:p>1690</text:p>
          </table:table-cell>
          <table:table-cell table:formula="of:=[.$E$2]*[.E107]/([.E107]+(66*(QUOTIENT([.E107]-1;1472)+1)))" office:value-type="float" office:value="11.1306256860593" calcext:value-type="float">
            <text:p>11,1306256860593</text:p>
          </table:table-cell>
          <table:table-cell/>
        </table:table-row>
        <table:table-row table:style-name="ro1">
          <table:table-cell table:number-columns-repeated="4"/>
          <table:table-cell table:formula="of:=[.E107]+40" office:value-type="float" office:value="1730" calcext:value-type="float">
            <text:p>1730</text:p>
          </table:table-cell>
          <table:table-cell table:formula="of:=[.$E$2]*[.E108]/([.E108]+(66*(QUOTIENT([.E108]-1;1472)+1)))" office:value-type="float" office:value="11.1493018259936" calcext:value-type="float">
            <text:p>11,1493018259936</text:p>
          </table:table-cell>
          <table:table-cell/>
        </table:table-row>
        <table:table-row table:style-name="ro1">
          <table:table-cell table:number-columns-repeated="4"/>
          <table:table-cell table:formula="of:=[.E108]+40" office:value-type="float" office:value="1770" calcext:value-type="float">
            <text:p>1770</text:p>
          </table:table-cell>
          <table:table-cell table:formula="of:=[.$E$2]*[.E109]/([.E109]+(66*(QUOTIENT([.E109]-1;1472)+1)))" office:value-type="float" office:value="11.1671924290221" calcext:value-type="float">
            <text:p>11,1671924290221</text:p>
          </table:table-cell>
          <table:table-cell/>
        </table:table-row>
        <table:table-row table:style-name="ro1">
          <table:table-cell table:number-columns-repeated="4"/>
          <table:table-cell table:formula="of:=[.E109]+40" office:value-type="float" office:value="1810" calcext:value-type="float">
            <text:p>1810</text:p>
          </table:table-cell>
          <table:table-cell table:formula="of:=[.$E$2]*[.E110]/([.E110]+(66*(QUOTIENT([.E110]-1;1472)+1)))" office:value-type="float" office:value="11.1843460350154" calcext:value-type="float">
            <text:p>11,1843460350154</text:p>
          </table:table-cell>
          <table:table-cell/>
        </table:table-row>
        <table:table-row table:style-name="ro1">
          <table:table-cell table:number-columns-repeated="4"/>
          <table:table-cell table:formula="of:=[.E110]+40" office:value-type="float" office:value="1850" calcext:value-type="float">
            <text:p>1850</text:p>
          </table:table-cell>
          <table:table-cell table:formula="of:=[.$E$2]*[.E111]/([.E111]+(66*(QUOTIENT([.E111]-1;1472)+1)))" office:value-type="float" office:value="11.2008072653885" calcext:value-type="float">
            <text:p>11,2008072653885</text:p>
          </table:table-cell>
          <table:table-cell/>
        </table:table-row>
        <table:table-row table:style-name="ro1">
          <table:table-cell table:number-columns-repeated="4"/>
          <table:table-cell table:formula="of:=[.E111]+40" office:value-type="float" office:value="1890" calcext:value-type="float">
            <text:p>1890</text:p>
          </table:table-cell>
          <table:table-cell table:formula="of:=[.$E$2]*[.E112]/([.E112]+(66*(QUOTIENT([.E112]-1;1472)+1)))" office:value-type="float" office:value="11.2166172106825" calcext:value-type="float">
            <text:p>11,2166172106825</text:p>
          </table:table-cell>
          <table:table-cell/>
        </table:table-row>
        <table:table-row table:style-name="ro1">
          <table:table-cell table:number-columns-repeated="4"/>
          <table:table-cell table:formula="of:=[.E112]+40" office:value-type="float" office:value="1930" calcext:value-type="float">
            <text:p>1930</text:p>
          </table:table-cell>
          <table:table-cell table:formula="of:=[.$E$2]*[.E113]/([.E113]+(66*(QUOTIENT([.E113]-1;1472)+1)))" office:value-type="float" office:value="11.2318137730359" calcext:value-type="float">
            <text:p>11,2318137730359</text:p>
          </table:table-cell>
          <table:table-cell/>
        </table:table-row>
        <table:table-row table:style-name="ro1">
          <table:table-cell table:number-columns-repeated="4"/>
          <table:table-cell table:formula="of:=[.E113]+40" office:value-type="float" office:value="1970" calcext:value-type="float">
            <text:p>1970</text:p>
          </table:table-cell>
          <table:table-cell table:formula="of:=[.$E$2]*[.E114]/([.E114]+(66*(QUOTIENT([.E114]-1;1472)+1)))" office:value-type="float" office:value="11.2464319695528" calcext:value-type="float">
            <text:p>11,2464319695528</text:p>
          </table:table-cell>
          <table:table-cell/>
        </table:table-row>
        <table:table-row table:style-name="ro1">
          <table:table-cell table:number-columns-repeated="4"/>
          <table:table-cell table:formula="of:=[.E114]+40" office:value-type="float" office:value="2010" calcext:value-type="float">
            <text:p>2010</text:p>
          </table:table-cell>
          <table:table-cell table:formula="of:=[.$E$2]*[.E115]/([.E115]+(66*(QUOTIENT([.E115]-1;1472)+1)))" office:value-type="float" office:value="11.2605042016807" calcext:value-type="float">
            <text:p>11,2605042016807</text:p>
          </table:table-cell>
          <table:table-cell/>
        </table:table-row>
        <table:table-row table:style-name="ro1">
          <table:table-cell table:number-columns-repeated="4"/>
          <table:table-cell table:formula="of:=[.E115]+40" office:value-type="float" office:value="2050" calcext:value-type="float">
            <text:p>2050</text:p>
          </table:table-cell>
          <table:table-cell table:formula="of:=[.$E$2]*[.E116]/([.E116]+(66*(QUOTIENT([.E116]-1;1472)+1)))" office:value-type="float" office:value="11.2740604949588" calcext:value-type="float">
            <text:p>11,2740604949588</text:p>
          </table:table-cell>
          <table:table-cell/>
        </table:table-row>
        <table:table-row table:style-name="ro1">
          <table:table-cell table:number-columns-repeated="4"/>
          <table:table-cell table:formula="of:=[.E116]+40" office:value-type="float" office:value="2090" calcext:value-type="float">
            <text:p>2090</text:p>
          </table:table-cell>
          <table:table-cell table:formula="of:=[.$E$2]*[.E117]/([.E117]+(66*(QUOTIENT([.E117]-1;1472)+1)))" office:value-type="float" office:value="11.2871287128713" calcext:value-type="float">
            <text:p>11,2871287128713</text:p>
          </table:table-cell>
          <table:table-cell/>
        </table:table-row>
        <table:table-row table:style-name="ro1">
          <table:table-cell table:number-columns-repeated="4"/>
          <table:table-cell table:formula="of:=[.E117]+40" office:value-type="float" office:value="2130" calcext:value-type="float">
            <text:p>2130</text:p>
          </table:table-cell>
          <table:table-cell table:formula="of:=[.$E$2]*[.E118]/([.E118]+(66*(QUOTIENT([.E118]-1;1472)+1)))" office:value-type="float" office:value="11.2997347480106" calcext:value-type="float">
            <text:p>11,2997347480106</text:p>
          </table:table-cell>
          <table:table-cell/>
        </table:table-row>
        <table:table-row table:style-name="ro1">
          <table:table-cell table:number-columns-repeated="4"/>
          <table:table-cell table:formula="of:=[.E118]+40" office:value-type="float" office:value="2170" calcext:value-type="float">
            <text:p>2170</text:p>
          </table:table-cell>
          <table:table-cell table:formula="of:=[.$E$2]*[.E119]/([.E119]+(66*(QUOTIENT([.E119]-1;1472)+1)))" office:value-type="float" office:value="11.3119026933102" calcext:value-type="float">
            <text:p>11,3119026933102</text:p>
          </table:table-cell>
          <table:table-cell/>
        </table:table-row>
        <table:table-row table:style-name="ro1">
          <table:table-cell table:number-columns-repeated="4"/>
          <table:table-cell table:formula="of:=[.E119]+40" office:value-type="float" office:value="2210" calcext:value-type="float">
            <text:p>2210</text:p>
          </table:table-cell>
          <table:table-cell table:formula="of:=[.$E$2]*[.E120]/([.E120]+(66*(QUOTIENT([.E120]-1;1472)+1)))" office:value-type="float" office:value="11.3236549957301" calcext:value-type="float">
            <text:p>11,3236549957301</text:p>
          </table:table-cell>
          <table:table-cell/>
        </table:table-row>
        <table:table-row table:style-name="ro1">
          <table:table-cell table:number-columns-repeated="4"/>
          <table:table-cell table:formula="of:=[.E120]+40" office:value-type="float" office:value="2250" calcext:value-type="float">
            <text:p>2250</text:p>
          </table:table-cell>
          <table:table-cell table:formula="of:=[.$E$2]*[.E121]/([.E121]+(66*(QUOTIENT([.E121]-1;1472)+1)))" office:value-type="float" office:value="11.3350125944584" calcext:value-type="float">
            <text:p>11,3350125944584</text:p>
          </table:table-cell>
          <table:table-cell/>
        </table:table-row>
        <table:table-row table:style-name="ro1">
          <table:table-cell table:number-columns-repeated="4"/>
          <table:table-cell table:formula="of:=[.E121]+40" office:value-type="float" office:value="2290" calcext:value-type="float">
            <text:p>2290</text:p>
          </table:table-cell>
          <table:table-cell table:formula="of:=[.$E$2]*[.E122]/([.E122]+(66*(QUOTIENT([.E122]-1;1472)+1)))" office:value-type="float" office:value="11.345995045417" calcext:value-type="float">
            <text:p>11,345995045417</text:p>
          </table:table-cell>
          <table:table-cell/>
        </table:table-row>
        <table:table-row table:style-name="ro1">
          <table:table-cell table:number-columns-repeated="4"/>
          <table:table-cell table:formula="of:=[.E122]+40" office:value-type="float" office:value="2330" calcext:value-type="float">
            <text:p>2330</text:p>
          </table:table-cell>
          <table:table-cell table:formula="of:=[.$E$2]*[.E123]/([.E123]+(66*(QUOTIENT([.E123]-1;1472)+1)))" office:value-type="float" office:value="11.3566206336312" calcext:value-type="float">
            <text:p>11,3566206336312</text:p>
          </table:table-cell>
          <table:table-cell/>
        </table:table-row>
        <table:table-row table:style-name="ro1">
          <table:table-cell table:number-columns-repeated="4"/>
          <table:table-cell table:formula="of:=[.E123]+40" office:value-type="float" office:value="2370" calcext:value-type="float">
            <text:p>2370</text:p>
          </table:table-cell>
          <table:table-cell table:formula="of:=[.$E$2]*[.E124]/([.E124]+(66*(QUOTIENT([.E124]-1;1472)+1)))" office:value-type="float" office:value="11.3669064748201" calcext:value-type="float">
            <text:p>11,3669064748201</text:p>
          </table:table-cell>
          <table:table-cell/>
        </table:table-row>
        <table:table-row table:style-name="ro1">
          <table:table-cell table:number-columns-repeated="4"/>
          <table:table-cell table:formula="of:=[.E124]+40" office:value-type="float" office:value="2410" calcext:value-type="float">
            <text:p>2410</text:p>
          </table:table-cell>
          <table:table-cell table:formula="of:=[.$E$2]*[.E125]/([.E125]+(66*(QUOTIENT([.E125]-1;1472)+1)))" office:value-type="float" office:value="11.3768686073958" calcext:value-type="float">
            <text:p>11,3768686073958</text:p>
          </table:table-cell>
          <table:table-cell/>
        </table:table-row>
        <table:table-row table:style-name="ro1">
          <table:table-cell table:number-columns-repeated="4"/>
          <table:table-cell table:formula="of:=[.E125]+40" office:value-type="float" office:value="2450" calcext:value-type="float">
            <text:p>2450</text:p>
          </table:table-cell>
          <table:table-cell table:formula="of:=[.$E$2]*[.E126]/([.E126]+(66*(QUOTIENT([.E126]-1;1472)+1)))" office:value-type="float" office:value="11.3865220759101" calcext:value-type="float">
            <text:p>11,3865220759101</text:p>
          </table:table-cell>
          <table:table-cell/>
        </table:table-row>
        <table:table-row table:style-name="ro1">
          <table:table-cell table:number-columns-repeated="4"/>
          <table:table-cell table:formula="of:=[.E126]+40" office:value-type="float" office:value="2490" calcext:value-type="float">
            <text:p>2490</text:p>
          </table:table-cell>
          <table:table-cell table:formula="of:=[.$E$2]*[.E127]/([.E127]+(66*(QUOTIENT([.E127]-1;1472)+1)))" office:value-type="float" office:value="11.395881006865" calcext:value-type="float">
            <text:p>11,395881006865</text:p>
          </table:table-cell>
          <table:table-cell/>
        </table:table-row>
        <table:table-row table:style-name="ro1">
          <table:table-cell table:number-columns-repeated="4"/>
          <table:table-cell table:formula="of:=[.E127]+40" office:value-type="float" office:value="2530" calcext:value-type="float">
            <text:p>2530</text:p>
          </table:table-cell>
          <table:table-cell table:formula="of:=[.$E$2]*[.E128]/([.E128]+(66*(QUOTIENT([.E128]-1;1472)+1)))" office:value-type="float" office:value="11.404958677686" calcext:value-type="float">
            <text:p>11,404958677686</text:p>
          </table:table-cell>
          <table:table-cell/>
        </table:table-row>
        <table:table-row table:style-name="ro1">
          <table:table-cell table:number-columns-repeated="4"/>
          <table:table-cell table:formula="of:=[.E128]+40" office:value-type="float" office:value="2570" calcext:value-type="float">
            <text:p>2570</text:p>
          </table:table-cell>
          <table:table-cell table:formula="of:=[.$E$2]*[.E129]/([.E129]+(66*(QUOTIENT([.E129]-1;1472)+1)))" office:value-type="float" office:value="11.4137675795707" calcext:value-type="float">
            <text:p>11,4137675795707</text:p>
          </table:table-cell>
          <table:table-cell/>
        </table:table-row>
        <table:table-row table:style-name="ro1">
          <table:table-cell table:number-columns-repeated="4"/>
          <table:table-cell table:formula="of:=[.E129]+40" office:value-type="float" office:value="2610" calcext:value-type="float">
            <text:p>2610</text:p>
          </table:table-cell>
          <table:table-cell table:formula="of:=[.$E$2]*[.E130]/([.E130]+(66*(QUOTIENT([.E130]-1;1472)+1)))" office:value-type="float" office:value="11.4223194748359" calcext:value-type="float">
            <text:p>11,4223194748359</text:p>
          </table:table-cell>
          <table:table-cell/>
        </table:table-row>
        <table:table-row table:style-name="ro1">
          <table:table-cell table:number-columns-repeated="4"/>
          <table:table-cell table:formula="of:=[.E130]+40" office:value-type="float" office:value="2650" calcext:value-type="float">
            <text:p>2650</text:p>
          </table:table-cell>
          <table:table-cell table:formula="of:=[.$E$2]*[.E131]/([.E131]+(66*(QUOTIENT([.E131]-1;1472)+1)))" office:value-type="float" office:value="11.430625449317" calcext:value-type="float">
            <text:p>11,430625449317</text:p>
          </table:table-cell>
          <table:table-cell/>
        </table:table-row>
        <table:table-row table:style-name="ro1">
          <table:table-cell table:number-columns-repeated="4"/>
          <table:table-cell table:formula="of:=[.E131]+40" office:value-type="float" office:value="2690" calcext:value-type="float">
            <text:p>2690</text:p>
          </table:table-cell>
          <table:table-cell table:formula="of:=[.$E$2]*[.E132]/([.E132]+(66*(QUOTIENT([.E132]-1;1472)+1)))" office:value-type="float" office:value="11.4386959603118" calcext:value-type="float">
            <text:p>11,4386959603118</text:p>
          </table:table-cell>
          <table:table-cell/>
        </table:table-row>
        <table:table-row table:style-name="ro1">
          <table:table-cell table:number-columns-repeated="4"/>
          <table:table-cell table:formula="of:=[.E132]+40" office:value-type="float" office:value="2730" calcext:value-type="float">
            <text:p>2730</text:p>
          </table:table-cell>
          <table:table-cell table:formula="of:=[.$E$2]*[.E133]/([.E133]+(66*(QUOTIENT([.E133]-1;1472)+1)))" office:value-type="float" office:value="11.4465408805031" calcext:value-type="float">
            <text:p>11,4465408805031</text:p>
          </table:table-cell>
          <table:table-cell/>
        </table:table-row>
        <table:table-row table:style-name="ro1">
          <table:table-cell table:number-columns-repeated="4"/>
          <table:table-cell table:formula="of:=[.E133]+40" office:value-type="float" office:value="2770" calcext:value-type="float">
            <text:p>2770</text:p>
          </table:table-cell>
          <table:table-cell table:formula="of:=[.$E$2]*[.E134]/([.E134]+(66*(QUOTIENT([.E134]-1;1472)+1)))" office:value-type="float" office:value="11.4541695382495" calcext:value-type="float">
            <text:p>11,4541695382495</text:p>
          </table:table-cell>
          <table:table-cell/>
        </table:table-row>
        <table:table-row table:style-name="ro1">
          <table:table-cell table:number-columns-repeated="4"/>
          <table:table-cell table:formula="of:=[.E134]+40" office:value-type="float" office:value="2810" calcext:value-type="float">
            <text:p>2810</text:p>
          </table:table-cell>
          <table:table-cell table:formula="of:=[.$E$2]*[.E135]/([.E135]+(66*(QUOTIENT([.E135]-1;1472)+1)))" office:value-type="float" office:value="11.4615907545887" calcext:value-type="float">
            <text:p>11,4615907545887</text:p>
          </table:table-cell>
          <table:table-cell/>
        </table:table-row>
        <table:table-row table:style-name="ro1">
          <table:table-cell table:number-columns-repeated="4"/>
          <table:table-cell table:formula="of:=[.E135]+40" office:value-type="float" office:value="2850" calcext:value-type="float">
            <text:p>2850</text:p>
          </table:table-cell>
          <table:table-cell table:formula="of:=[.$E$2]*[.E136]/([.E136]+(66*(QUOTIENT([.E136]-1;1472)+1)))" office:value-type="float" office:value="11.4688128772636" calcext:value-type="float">
            <text:p>11,4688128772636</text:p>
          </table:table-cell>
          <table:table-cell/>
        </table:table-row>
        <table:table-row table:style-name="ro1">
          <table:table-cell table:number-columns-repeated="4"/>
          <table:table-cell table:formula="of:=[.E136]+40" office:value-type="float" office:value="2890" calcext:value-type="float">
            <text:p>2890</text:p>
          </table:table-cell>
          <table:table-cell table:formula="of:=[.$E$2]*[.E137]/([.E137]+(66*(QUOTIENT([.E137]-1;1472)+1)))" office:value-type="float" office:value="11.475843812045" calcext:value-type="float">
            <text:p>11,475843812045</text:p>
          </table:table-cell>
          <table:table-cell/>
        </table:table-row>
        <table:table-row table:style-name="ro1">
          <table:table-cell table:number-columns-repeated="4"/>
          <table:table-cell table:formula="of:=[.E137]+40" office:value-type="float" office:value="2930" calcext:value-type="float">
            <text:p>2930</text:p>
          </table:table-cell>
          <table:table-cell table:formula="of:=[.$E$2]*[.E138]/([.E138]+(66*(QUOTIENT([.E138]-1;1472)+1)))" office:value-type="float" office:value="11.4826910516003" calcext:value-type="float">
            <text:p>11,4826910516003</text:p>
          </table:table-cell>
          <table:table-cell/>
        </table:table-row>
        <table:table-row table:style-name="ro1">
          <table:table-cell table:number-columns-repeated="4"/>
          <table:table-cell table:formula="of:=[.E138]+40" office:value-type="float" office:value="2970" calcext:value-type="float">
            <text:p>2970</text:p>
          </table:table-cell>
          <table:table-cell table:formula="of:=[.$E$2]*[.E139]/([.E139]+(66*(QUOTIENT([.E139]-1;1472)+1)))" office:value-type="float" office:value="11.25" calcext:value-type="float">
            <text:p>11,25</text:p>
          </table:table-cell>
          <table:table-cell/>
        </table:table-row>
        <table:table-row table:style-name="ro1">
          <table:table-cell table:number-columns-repeated="4"/>
          <table:table-cell table:formula="of:=[.E139]+40" office:value-type="float" office:value="3010" calcext:value-type="float">
            <text:p>3010</text:p>
          </table:table-cell>
          <table:table-cell table:formula="of:=[.$E$2]*[.E140]/([.E140]+(66*(QUOTIENT([.E140]-1;1472)+1)))" office:value-type="float" office:value="11.2593516209476" calcext:value-type="float">
            <text:p>11,2593516209476</text:p>
          </table:table-cell>
          <table:table-cell/>
        </table:table-row>
        <table:table-row table:style-name="ro1">
          <table:table-cell table:number-columns-repeated="4"/>
          <table:table-cell table:formula="of:=[.E140]+40" office:value-type="float" office:value="3050" calcext:value-type="float">
            <text:p>3050</text:p>
          </table:table-cell>
          <table:table-cell table:formula="of:=[.$E$2]*[.E141]/([.E141]+(66*(QUOTIENT([.E141]-1;1472)+1)))" office:value-type="float" office:value="11.2684729064039" calcext:value-type="float">
            <text:p>11,2684729064039</text:p>
          </table:table-cell>
          <table:table-cell/>
        </table:table-row>
        <table:table-row table:style-name="ro1">
          <table:table-cell table:number-columns-repeated="4"/>
          <table:table-cell table:formula="of:=[.E141]+40" office:value-type="float" office:value="3090" calcext:value-type="float">
            <text:p>3090</text:p>
          </table:table-cell>
          <table:table-cell table:formula="of:=[.$E$2]*[.E142]/([.E142]+(66*(QUOTIENT([.E142]-1;1472)+1)))" office:value-type="float" office:value="11.2773722627737" calcext:value-type="float">
            <text:p>11,277372262773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17:23:24.348635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5:54:56.067021470</meta:creation-date>
    <dc:date>2021-02-25T23:30:34.564588176</dc:date>
    <meta:editing-duration>PT6H48M59S</meta:editing-duration>
    <meta:editing-cycles>3</meta:editing-cycles>
    <meta:generator>LibreOffice/6.4.6.2$Linux_X86_64 LibreOffice_project/40$Build-2</meta:generator>
    <meta:document-statistic meta:table-count="1" meta:cell-count="23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54cm" svg:y="4.201cm" style:legend-expansion="high" chart:style-name="ch2"/>
        <chart:plot-area chart:style-name="ch3" table:cell-range-address="Feuille1.E64:Feuille1.F142" chart:data-source-has-labels="both" svg:x="0.32cm" svg:y="0.18cm" svg:width="11.714cm" svg:height="8.64cm">
          <chartooo:coordinate-region svg:x="0.941cm" svg:y="0.18cm" svg:width="11.093cm" svg:height="7.387cm"/>
          <chart:axis chart:dimension="x" chart:name="primary-x" chart:style-name="ch4" chartooo:axis-type="auto">
            <chartooo:date-scale/>
            <chart:categories table:cell-range-address="Feuille1.E65:Feuille1.E1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F65:Feuille1.F142" chart:label-cell-address="Feuille1.F64:Feuille1.F64" chart:class="chart:line">
            <chart:data-point chart:repeated="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bit théorique</text:p>
                <draw:g>
                  <svg:desc>Feuille1.F64:Feuille1.F6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euille1.E65:Feuille1.E142</svg:desc>
                </draw:g>
              </table:table-cell>
              <table:table-cell office:value-type="float" office:value="1.57894736842105">
                <text:p>1.57894736842105</text:p>
                <draw:g>
                  <svg:desc>Feuille1.F65:Feuille1.F142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.17241379310345">
                <text:p>5.1724137931034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.92307692307692">
                <text:p>6.9230769230769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.95918367346939">
                <text:p>7.9591836734693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.64406779661017">
                <text:p>8.6440677966101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.1304347826087">
                <text:p>9.130434782608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.49367088607595">
                <text:p>9.4936708860759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9.77528089887641">
                <text:p>9.7752808988764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0.1834862385321">
                <text:p>10.183486238532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0.3361344537815">
                <text:p>10.336134453781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0.4651162790698">
                <text:p>10.465116279069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0.5755395683453">
                <text:p>10.5755395683453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0.6711409395973">
                <text:p>10.671140939597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0.7547169811321">
                <text:p>10.7547169811321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0.8284023668639">
                <text:p>10.8284023668639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0.8938547486034">
                <text:p>10.893854748603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0.952380952381">
                <text:p>10.952380952381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1.0050251256281">
                <text:p>11.0050251256281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1.0526315789474">
                <text:p>11.052631578947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1.0958904109589">
                <text:p>11.095890410958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1.1353711790393">
                <text:p>11.1353711790393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1.1715481171548">
                <text:p>11.1715481171548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1.2048192771084">
                <text:p>11.2048192771084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1.2355212355212">
                <text:p>11.2355212355212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1.2639405204461">
                <text:p>11.2639405204461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1.2903225806452">
                <text:p>11.2903225806452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1.3148788927336">
                <text:p>11.3148788927336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11.3377926421405">
                <text:p>11.3377926421405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1.3592233009709">
                <text:p>11.3592233009709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11.3793103448276">
                <text:p>11.3793103448276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1.3981762917933">
                <text:p>11.3981762917933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1.4159292035398">
                <text:p>11.4159292035398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11.432664756447">
                <text:p>11.432664756447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11.4484679665738">
                <text:p>11.4484679665738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11.4634146341463">
                <text:p>11.4634146341463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1.4775725593668">
                <text:p>11.4775725593668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11.0234278668311">
                <text:p>11.0234278668311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11.0469314079422">
                <text:p>11.0469314079422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11.069330199765">
                <text:p>11.069330199765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11.0907003444317">
                <text:p>11.0907003444317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11.1306256860593">
                <text:p>11.1306256860593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11.1493018259936">
                <text:p>11.1493018259936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11.1671924290221">
                <text:p>11.1671924290221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11.1843460350154">
                <text:p>11.1843460350154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1.2008072653885">
                <text:p>11.2008072653885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11.2166172106825">
                <text:p>11.2166172106825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1.2318137730359">
                <text:p>11.2318137730359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1.2464319695528">
                <text:p>11.246431969552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1.2605042016807">
                <text:p>11.2605042016807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11.2740604949588">
                <text:p>11.2740604949588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11.2871287128713">
                <text:p>11.2871287128713</text:p>
              </table:table-cell>
            </table:table-row>
            <table:table-row>
              <table:table-cell office:value-type="float" office:value="2130">
                <text:p>2130</text:p>
              </table:table-cell>
              <table:table-cell office:value-type="float" office:value="11.2997347480106">
                <text:p>11.2997347480106</text:p>
              </table:table-cell>
            </table:table-row>
            <table:table-row>
              <table:table-cell office:value-type="float" office:value="2170">
                <text:p>2170</text:p>
              </table:table-cell>
              <table:table-cell office:value-type="float" office:value="11.3119026933102">
                <text:p>11.3119026933102</text:p>
              </table:table-cell>
            </table:table-row>
            <table:table-row>
              <table:table-cell office:value-type="float" office:value="2210">
                <text:p>2210</text:p>
              </table:table-cell>
              <table:table-cell office:value-type="float" office:value="11.3236549957301">
                <text:p>11.3236549957301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11.3350125944584">
                <text:p>11.3350125944584</text:p>
              </table:table-cell>
            </table:table-row>
            <table:table-row>
              <table:table-cell office:value-type="float" office:value="2290">
                <text:p>2290</text:p>
              </table:table-cell>
              <table:table-cell office:value-type="float" office:value="11.345995045417">
                <text:p>11.345995045417</text:p>
              </table:table-cell>
            </table:table-row>
            <table:table-row>
              <table:table-cell office:value-type="float" office:value="2330">
                <text:p>2330</text:p>
              </table:table-cell>
              <table:table-cell office:value-type="float" office:value="11.3566206336312">
                <text:p>11.3566206336312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11.3669064748201">
                <text:p>11.3669064748201</text:p>
              </table:table-cell>
            </table:table-row>
            <table:table-row>
              <table:table-cell office:value-type="float" office:value="2410">
                <text:p>2410</text:p>
              </table:table-cell>
              <table:table-cell office:value-type="float" office:value="11.3768686073958">
                <text:p>11.3768686073958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11.3865220759101">
                <text:p>11.3865220759101</text:p>
              </table:table-cell>
            </table:table-row>
            <table:table-row>
              <table:table-cell office:value-type="float" office:value="2490">
                <text:p>2490</text:p>
              </table:table-cell>
              <table:table-cell office:value-type="float" office:value="11.395881006865">
                <text:p>11.395881006865</text:p>
              </table:table-cell>
            </table:table-row>
            <table:table-row>
              <table:table-cell office:value-type="float" office:value="2530">
                <text:p>2530</text:p>
              </table:table-cell>
              <table:table-cell office:value-type="float" office:value="11.404958677686">
                <text:p>11.404958677686</text:p>
              </table:table-cell>
            </table:table-row>
            <table:table-row>
              <table:table-cell office:value-type="float" office:value="2570">
                <text:p>2570</text:p>
              </table:table-cell>
              <table:table-cell office:value-type="float" office:value="11.4137675795707">
                <text:p>11.4137675795707</text:p>
              </table:table-cell>
            </table:table-row>
            <table:table-row>
              <table:table-cell office:value-type="float" office:value="2610">
                <text:p>2610</text:p>
              </table:table-cell>
              <table:table-cell office:value-type="float" office:value="11.4223194748359">
                <text:p>11.4223194748359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11.430625449317">
                <text:p>11.430625449317</text:p>
              </table:table-cell>
            </table:table-row>
            <table:table-row>
              <table:table-cell office:value-type="float" office:value="2690">
                <text:p>2690</text:p>
              </table:table-cell>
              <table:table-cell office:value-type="float" office:value="11.4386959603118">
                <text:p>11.4386959603118</text:p>
              </table:table-cell>
            </table:table-row>
            <table:table-row>
              <table:table-cell office:value-type="float" office:value="2730">
                <text:p>2730</text:p>
              </table:table-cell>
              <table:table-cell office:value-type="float" office:value="11.4465408805031">
                <text:p>11.4465408805031</text:p>
              </table:table-cell>
            </table:table-row>
            <table:table-row>
              <table:table-cell office:value-type="float" office:value="2770">
                <text:p>2770</text:p>
              </table:table-cell>
              <table:table-cell office:value-type="float" office:value="11.4541695382495">
                <text:p>11.4541695382495</text:p>
              </table:table-cell>
            </table:table-row>
            <table:table-row>
              <table:table-cell office:value-type="float" office:value="2810">
                <text:p>2810</text:p>
              </table:table-cell>
              <table:table-cell office:value-type="float" office:value="11.4615907545887">
                <text:p>11.4615907545887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11.4688128772636">
                <text:p>11.4688128772636</text:p>
              </table:table-cell>
            </table:table-row>
            <table:table-row>
              <table:table-cell office:value-type="float" office:value="2890">
                <text:p>2890</text:p>
              </table:table-cell>
              <table:table-cell office:value-type="float" office:value="11.475843812045">
                <text:p>11.475843812045</text:p>
              </table:table-cell>
            </table:table-row>
            <table:table-row>
              <table:table-cell office:value-type="float" office:value="2930">
                <text:p>2930</text:p>
              </table:table-cell>
              <table:table-cell office:value-type="float" office:value="11.4826910516003">
                <text:p>11.4826910516003</text:p>
              </table:table-cell>
            </table:table-row>
            <table:table-row>
              <table:table-cell office:value-type="float" office:value="2970">
                <text:p>2970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3010">
                <text:p>3010</text:p>
              </table:table-cell>
              <table:table-cell office:value-type="float" office:value="11.2593516209476">
                <text:p>11.2593516209476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11.2684729064039">
                <text:p>11.2684729064039</text:p>
              </table:table-cell>
            </table:table-row>
            <table:table-row>
              <table:table-cell office:value-type="float" office:value="3090">
                <text:p>3090</text:p>
              </table:table-cell>
              <table:table-cell office:value-type="float" office:value="11.2773722627737">
                <text:p>11.2773722627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31cm" svg:y="3.703cm" style:legend-expansion="high" chart:style-name="ch2"/>
        <chart:plot-area chart:style-name="ch3" table:cell-range-address="Feuille1.D4:Feuille1.G12" chart:data-source-has-labels="both" svg:x="0.32cm" svg:y="0.18cm" svg:width="11.291cm" svg:height="8.64cm">
          <chartooo:coordinate-region svg:x="0.756cm" svg:y="0.379cm" svg:width="10.298cm" svg:height="7.794cm"/>
          <chart:axis chart:dimension="x" chart:name="primary-x" chart:style-name="ch4" chartooo:axis-type="auto">
            <chartooo:date-scale/>
            <chart:categories table:cell-range-address="Feuille1.D5:Feuille1.D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E5:Feuille1.E12" chart:label-cell-address="Feuille1.E4:Feuille1.E4" chart:class="chart:line">
            <chart:data-point chart:repeated="8"/>
          </chart:series>
          <chart:series chart:style-name="ch7" chart:values-cell-range-address="Feuille1.F5:Feuille1.F12" chart:label-cell-address="Feuille1.F4:Feuille1.F4" chart:class="chart:line">
            <chart:data-point chart:repeated="8"/>
          </chart:series>
          <chart:series chart:style-name="ch8" chart:values-cell-range-address="Feuille1.G5:Feuille1.G12" chart:label-cell-address="Feuille1.G4:Feuille1.G4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érimentale</text:p>
                <draw:g>
                  <svg:desc>Feuille1.E4:Feuille1.E4</svg:desc>
                </draw:g>
              </table:table-cell>
              <table:table-cell office:value-type="string">
                <text:p>calcul par tranche</text:p>
                <draw:g>
                  <svg:desc>Feuille1.F4:Feuille1.F4</svg:desc>
                </draw:g>
              </table:table-cell>
              <table:table-cell office:value-type="string">
                <text:p>théorique</text:p>
                <draw:g>
                  <svg:desc>Feuille1.G4:Feuille1.G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euille1.D5:Feuille1.D12</svg:desc>
                </draw:g>
              </table:table-cell>
              <table:table-cell office:value-type="float" office:value="1.19">
                <text:p>1.19</text:p>
                <draw:g>
                  <svg:desc>Feuille1.E5:Feuille1.E12</svg:desc>
                </draw:g>
              </table:table-cell>
              <table:table-cell office:value-type="float" office:value="1.38888888888889">
                <text:p>1.38888888888889</text:p>
                <draw:g>
                  <svg:desc>Feuille1.F5:Feuille1.F12</svg:desc>
                </draw:g>
              </table:table-cell>
              <table:table-cell office:value-type="float" office:value="1.53061224489796">
                <text:p>1.53061224489796</text:p>
                <draw:g>
                  <svg:desc>Feuille1.G5:Feuille1.G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31">
                <text:p>1.931</text:p>
              </table:table-cell>
              <table:table-cell office:value-type="float" office:value="2.71493212669683">
                <text:p>2.71493212669683</text:p>
              </table:table-cell>
              <table:table-cell office:value-type="float" office:value="2.71493212669683">
                <text:p>2.714932126696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.078">
                <text:p>6.078</text:p>
              </table:table-cell>
              <table:table-cell office:value-type="float" office:value="7.12589073634204">
                <text:p>7.12589073634204</text:p>
              </table:table-cell>
              <table:table-cell office:value-type="float" office:value="7.12589073634204">
                <text:p>7.1258907363420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.026">
                <text:p>11.026</text:p>
              </table:table-cell>
              <table:table-cell office:value-type="float" office:value="11.2317484088356">
                <text:p>11.2317484088356</text:p>
              </table:table-cell>
              <table:table-cell office:value-type="float" office:value="11.2317484088356">
                <text:p>11.2317484088356</text:p>
              </table:table-cell>
            </table:table-row>
            <table:table-row>
              <table:table-cell office:value-type="float" office:value="1472">
                <text:p>1472</text:p>
              </table:table-cell>
              <table:table-cell office:value-type="float" office:value="11.691">
                <text:p>11.691</text:p>
              </table:table-cell>
              <table:table-cell office:value-type="float" office:value="11.4671513892495">
                <text:p>11.4671513892495</text:p>
              </table:table-cell>
              <table:table-cell office:value-type="float" office:value="11.4671513892495">
                <text:p>11.4671513892495</text:p>
              </table:table-cell>
            </table:table-row>
            <table:table-row>
              <table:table-cell office:value-type="float" office:value="1473">
                <text:p>1473</text:p>
              </table:table-cell>
              <table:table-cell office:value-type="float" office:value="10.286">
                <text:p>10.286</text:p>
              </table:table-cell>
              <table:table-cell office:value-type="float" office:value="10.8655028276371">
                <text:p>10.8655028276371</text:p>
              </table:table-cell>
              <table:table-cell office:value-type="float" office:value="10.9802459932911">
                <text:p>10.9802459932911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1.61">
                <text:p>11.61</text:p>
              </table:table-cell>
              <table:table-cell office:value-type="float" office:value="11.4410242440752">
                <text:p>11.4410242440752</text:p>
              </table:table-cell>
              <table:table-cell office:value-type="float" office:value="11.4410242440752">
                <text:p>11.441024244075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.68">
                <text:p>10.68</text:p>
              </table:table-cell>
              <table:table-cell office:value-type="float" office:value="11.2317484088356">
                <text:p>11.2317484088356</text:p>
              </table:table-cell>
              <table:table-cell office:value-type="float" office:value="11.2317484088356">
                <text:p>11.23174840883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4.201cm" style:legend-expansion="high" chart:style-name="ch2"/>
        <chart:plot-area chart:style-name="ch3" table:cell-range-address="Feuille1.D31:Feuille1.D38 Feuille1.G30:Feuille1.G38" chart:data-source-has-labels="both" svg:x="0.32cm" svg:y="0.18cm" svg:width="12.614cm" svg:height="8.64cm">
          <chartooo:coordinate-region svg:x="1.603cm" svg:y="0.379cm" svg:width="10.959cm" svg:height="7.794cm"/>
          <chart:axis chart:dimension="x" chart:name="primary-x" chart:style-name="ch4" chartooo:axis-type="auto">
            <chartooo:date-scale/>
            <chart:categories table:cell-range-address="Feuille1.D31:Feuille1.D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G31:Feuille1.G38" chart:label-cell-address="Feuille1.G30:Feuille1.G30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acité</text:p>
                <draw:g>
                  <svg:desc>Feuille1.G30:Feuille1.G3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euille1.D31:Feuille1.D38</svg:desc>
                </draw:g>
              </table:table-cell>
              <table:table-cell office:value-type="float" office:value="0.998349949389204">
                <text:p>0.998349949389204</text:p>
                <draw:g>
                  <svg:desc>Feuille1.G31:Feuille1.G3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8660823576163">
                <text:p>0.99866082357616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99156545349634">
                <text:p>0.99915654534963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9984688455904">
                <text:p>0.99984688455904</text:p>
              </table:table-cell>
            </table:table-row>
            <table:table-row>
              <table:table-cell office:value-type="float" office:value="1472">
                <text:p>1472</text:p>
              </table:table-cell>
              <table:table-cell office:value-type="float" office:value="0.999889703063495">
                <text:p>0.999889703063495</text:p>
              </table:table-cell>
            </table:table-row>
            <table:table-row>
              <table:table-cell office:value-type="float" office:value="1473">
                <text:p>1473</text:p>
              </table:table-cell>
              <table:table-cell office:value-type="float" office:value="0.999903022907769">
                <text:p>0.99990302290776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999942414030621">
                <text:p>0.99994241403062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999950558000188">
                <text:p>0.9999505580001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